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374cm" svg:height="0.725cm" svg:x="1.117cm" svg:y="18.45cm">
            <draw:text-box>
              <text:p><text:span text:style-name="T1">(1,1)</text:span></text:p>
            </draw:text-box>
          </draw:frame>
          <draw:frame draw:style-name="gr1" draw:text-style-name="P1" draw:layer="layout" svg:width="1.374cm" svg:height="0.725cm" svg:x="2.511cm" svg:y="18.451cm">
            <draw:text-box>
              <text:p><text:span text:style-name="T1">(0,7)</text:span></text:p>
            </draw:text-box>
          </draw:frame>
          <draw:frame draw:style-name="gr1" draw:text-style-name="P1" draw:layer="layout" svg:width="1.374cm" svg:height="0.725cm" svg:x="3.717cm" svg:y="18.451cm">
            <draw:text-box>
              <text:p><text:span text:style-name="T1">(2,</text:span><text:span text:style-name="T1">5)</text:span></text:p>
            </draw:text-box>
          </draw:frame>
          <draw:frame draw:style-name="gr1" draw:text-style-name="P1" draw:layer="layout" svg:width="1.374cm" svg:height="0.725cm" svg:x="4.917cm" svg:y="18.451cm">
            <draw:text-box>
              <text:p><text:span text:style-name="T1">(0,7)</text:span></text:p>
            </draw:text-box>
          </draw:frame>
          <draw:frame draw:style-name="gr1" draw:text-style-name="P1" draw:layer="layout" svg:width="1.374cm" svg:height="0.725cm" svg:x="6.117cm" svg:y="18.451cm">
            <draw:text-box>
              <text:p><text:span text:style-name="T1">(1,6)</text:span></text:p>
            </draw:text-box>
          </draw:frame>
          <draw:frame draw:style-name="gr1" draw:text-style-name="P1" draw:layer="layout" svg:width="1.374cm" svg:height="0.725cm" svg:x="7.317cm" svg:y="18.451cm">
            <draw:text-box>
              <text:p><text:span text:style-name="T1">(1,8)</text:span></text:p>
            </draw:text-box>
          </draw:frame>
          <draw:frame draw:style-name="gr1" draw:text-style-name="P1" draw:layer="layout" svg:width="1.374cm" svg:height="0.725cm" svg:x="8.517cm" svg:y="18.451cm">
            <draw:text-box>
              <text:p><text:span text:style-name="T1">(2,8)</text:span></text:p>
            </draw:text-box>
          </draw:frame>
          <draw:frame draw:style-name="gr1" draw:text-style-name="P1" draw:layer="layout" svg:width="1.374cm" svg:height="0.725cm" svg:x="9.717cm" svg:y="18.451cm">
            <draw:text-box>
              <text:p><text:span text:style-name="T1">(2,7)</text:span></text:p>
            </draw:text-box>
          </draw:frame>
          <draw:frame draw:style-name="gr1" draw:text-style-name="P1" draw:layer="layout" svg:width="1.374cm" svg:height="0.725cm" svg:x="10.917cm" svg:y="18.451cm">
            <draw:text-box>
              <text:p><text:span text:style-name="T1">(3,7)</text:span></text:p>
            </draw:text-box>
          </draw:frame>
          <draw:frame draw:style-name="gr1" draw:text-style-name="P1" draw:layer="layout" svg:width="1.374cm" svg:height="0.725cm" svg:x="12.117cm" svg:y="18.451cm">
            <draw:text-box>
              <text:p><text:span text:style-name="T1">(3,6)</text:span></text:p>
            </draw:text-box>
          </draw:frame>
          <draw:frame draw:style-name="gr1" draw:text-style-name="P1" draw:layer="layout" svg:width="1.374cm" svg:height="0.725cm" svg:x="13.317cm" svg:y="18.451cm">
            <draw:text-box>
              <text:p><text:span text:style-name="T1">(6,2)</text:span></text:p>
            </draw:text-box>
          </draw:frame>
          <draw:frame draw:style-name="gr1" draw:text-style-name="P1" draw:layer="layout" svg:width="1.374cm" svg:height="0.725cm" svg:x="14.517cm" svg:y="18.451cm">
            <draw:text-box>
              <text:p><text:span text:style-name="T1">(7,2)</text:span></text:p>
            </draw:text-box>
          </draw:frame>
          <draw:frame draw:style-name="gr1" draw:text-style-name="P1" draw:layer="layout" svg:width="1.374cm" svg:height="0.725cm" svg:x="15.717cm" svg:y="18.451cm">
            <draw:text-box>
              <text:p><text:span text:style-name="T1">(7,3)</text:span></text:p>
            </draw:text-box>
          </draw:frame>
          <draw:frame draw:style-name="gr1" draw:text-style-name="P1" draw:layer="layout" svg:width="1.374cm" svg:height="0.725cm" svg:x="16.917cm" svg:y="18.451cm">
            <draw:text-box>
              <text:p><text:span text:style-name="T1">(8,3</text:span><text:span text:style-name="T1">)</text:span></text:p>
            </draw:text-box>
          </draw:frame>
          <draw:frame draw:style-name="gr1" draw:text-style-name="P1" draw:layer="layout" svg:width="1.374cm" svg:height="0.725cm" svg:x="18.117cm" svg:y="18.451cm">
            <draw:text-box>
              <text:p><text:span text:style-name="T1">(8,4)</text:span></text:p>
            </draw:text-box>
          </draw:frame>
          <draw:frame draw:style-name="gr1" draw:text-style-name="P1" draw:layer="layout" svg:width="1.374cm" svg:height="0.725cm" svg:x="19.317cm" svg:y="18.451cm">
            <draw:text-box>
              <text:p><text:span text:style-name="T1">(5,3)</text:span></text:p>
            </draw:text-box>
          </draw:frame>
          <draw:frame draw:style-name="gr1" draw:text-style-name="P1" draw:layer="layout" svg:width="1.374cm" svg:height="0.725cm" svg:x="20.517cm" svg:y="18.451cm">
            <draw:text-box>
              <text:p><text:span text:style-name="T1">(6,4)</text:span></text:p>
            </draw:text-box>
          </draw:frame>
          <draw:frame draw:style-name="gr1" draw:text-style-name="P1" draw:layer="layout" svg:width="1.374cm" svg:height="0.725cm" svg:x="21.717cm" svg:y="18.451cm">
            <draw:text-box>
              <text:p><text:span text:style-name="T1">(7,5)</text:span></text:p>
            </draw:text-box>
          </draw:frame>
          <draw:frame draw:style-name="gr1" draw:text-style-name="P1" draw:layer="layout" svg:width="1.374cm" svg:height="0.725cm" svg:x="22.917cm" svg:y="18.452cm">
            <draw:text-box>
              <text:p><text:span text:style-name="T1">(7,8)</text:span></text:p>
            </draw:text-box>
          </draw:frame>
          <draw:frame draw:style-name="gr1" draw:text-style-name="P1" draw:layer="layout" svg:width="1.374cm" svg:height="0.725cm" svg:x="24.117cm" svg:y="18.452cm">
            <draw:text-box>
              <text:p><text:span text:style-name="T1">(9,9)</text:span></text:p>
            </draw:text-box>
          </draw:frame>
          <draw:g>
            <draw:line draw:style-name="gr2" draw:text-style-name="P2" draw:layer="layout" svg:x1="8.02cm" svg:y1="18.515cm" svg:x2="8.02cm" svg:y2="17.58cm">
              <text:p/>
            </draw:line>
            <draw:line draw:style-name="gr2" draw:text-style-name="P2" draw:layer="layout" svg:x1="9.221cm" svg:y1="18.516cm" svg:x2="9.221cm" svg:y2="17.581cm">
              <text:p/>
            </draw:line>
            <draw:line draw:style-name="gr2" draw:text-style-name="P2" draw:layer="layout" svg:x1="7.954cm" svg:y1="17.549cm" svg:x2="9.29cm" svg:y2="17.549cm">
              <text:p/>
            </draw:line>
            <draw:line draw:style-name="gr2" draw:text-style-name="P2" draw:layer="layout" svg:x1="8.742cm" svg:y1="17.516cm" svg:x2="8.742cm" svg:y2="16.349cm">
              <text:p/>
            </draw:line>
            <draw:line draw:style-name="gr2" draw:text-style-name="P2" draw:layer="layout" svg:x1="10.386cm" svg:y1="18.532cm" svg:x2="10.386cm" svg:y2="16.31cm">
              <text:p/>
            </draw:line>
            <draw:line draw:style-name="gr2" draw:text-style-name="P2" draw:layer="layout" svg:x1="8.697cm" svg:y1="16.31cm" svg:x2="10.442cm" svg:y2="16.31cm">
              <text:p/>
            </draw:line>
            <draw:line draw:style-name="gr2" draw:text-style-name="P2" draw:layer="layout" svg:x1="9.656cm" svg:y1="16.31cm" svg:x2="9.656cm" svg:y2="15.081cm">
              <text:p/>
            </draw:line>
            <draw:line draw:style-name="gr2" draw:text-style-name="P2" draw:layer="layout" svg:x1="11.569cm" svg:y1="18.532cm" svg:x2="11.569cm" svg:y2="15.04cm">
              <text:p/>
            </draw:line>
            <draw:line draw:style-name="gr2" draw:text-style-name="P2" draw:layer="layout" svg:x1="9.61cm" svg:y1="15.04cm" svg:x2="11.612cm" svg:y2="15.04cm">
              <text:p/>
            </draw:line>
            <draw:line draw:style-name="gr2" draw:text-style-name="P2" draw:layer="layout" svg:x1="10.681cm" svg:y1="14.991cm" svg:x2="10.681cm" svg:y2="13.762cm">
              <text:p/>
            </draw:line>
            <draw:line draw:style-name="gr2" draw:text-style-name="P2" draw:layer="layout" svg:x1="10.648cm" svg:y1="13.759cm" svg:x2="12.82cm" svg:y2="13.759cm">
              <text:p/>
            </draw:line>
            <draw:line draw:style-name="gr2" draw:text-style-name="P2" draw:layer="layout" svg:x1="12.769cm" svg:y1="18.532cm" svg:x2="12.769cm" svg:y2="13.77cm">
              <text:p/>
            </draw:line>
          </draw:g>
          <draw:g>
            <draw:line draw:style-name="gr2" draw:text-style-name="P2" draw:layer="layout" svg:x1="14.02cm" svg:y1="18.516cm" svg:x2="14.02cm" svg:y2="17.581cm">
              <text:p/>
            </draw:line>
            <draw:line draw:style-name="gr2" draw:text-style-name="P2" draw:layer="layout" svg:x1="15.221cm" svg:y1="18.517cm" svg:x2="15.221cm" svg:y2="17.582cm">
              <text:p/>
            </draw:line>
            <draw:line draw:style-name="gr2" draw:text-style-name="P2" draw:layer="layout" svg:x1="13.954cm" svg:y1="17.55cm" svg:x2="15.29cm" svg:y2="17.55cm">
              <text:p/>
            </draw:line>
            <draw:line draw:style-name="gr2" draw:text-style-name="P2" draw:layer="layout" svg:x1="14.742cm" svg:y1="17.517cm" svg:x2="14.742cm" svg:y2="16.35cm">
              <text:p/>
            </draw:line>
            <draw:line draw:style-name="gr2" draw:text-style-name="P2" draw:layer="layout" svg:x1="16.386cm" svg:y1="18.533cm" svg:x2="16.386cm" svg:y2="16.311cm">
              <text:p/>
            </draw:line>
            <draw:line draw:style-name="gr2" draw:text-style-name="P2" draw:layer="layout" svg:x1="14.697cm" svg:y1="16.311cm" svg:x2="16.442cm" svg:y2="16.311cm">
              <text:p/>
            </draw:line>
            <draw:line draw:style-name="gr2" draw:text-style-name="P2" draw:layer="layout" svg:x1="15.656cm" svg:y1="16.311cm" svg:x2="15.656cm" svg:y2="15.082cm">
              <text:p/>
            </draw:line>
            <draw:line draw:style-name="gr2" draw:text-style-name="P2" draw:layer="layout" svg:x1="17.569cm" svg:y1="18.533cm" svg:x2="17.569cm" svg:y2="15.041cm">
              <text:p/>
            </draw:line>
            <draw:line draw:style-name="gr2" draw:text-style-name="P2" draw:layer="layout" svg:x1="15.61cm" svg:y1="15.041cm" svg:x2="17.612cm" svg:y2="15.041cm">
              <text:p/>
            </draw:line>
            <draw:line draw:style-name="gr2" draw:text-style-name="P2" draw:layer="layout" svg:x1="16.681cm" svg:y1="14.992cm" svg:x2="16.681cm" svg:y2="13.763cm">
              <text:p/>
            </draw:line>
            <draw:line draw:style-name="gr2" draw:text-style-name="P2" draw:layer="layout" svg:x1="16.648cm" svg:y1="13.76cm" svg:x2="18.82cm" svg:y2="13.76cm">
              <text:p/>
            </draw:line>
            <draw:line draw:style-name="gr2" draw:text-style-name="P2" draw:layer="layout" svg:x1="18.769cm" svg:y1="18.533cm" svg:x2="18.769cm" svg:y2="13.771cm">
              <text:p/>
            </draw:line>
          </draw:g>
          <draw:line draw:style-name="gr2" draw:text-style-name="P2" draw:layer="layout" svg:x1="17.942cm" svg:y1="13.717cm" svg:x2="17.942cm" svg:y2="12.55cm">
            <text:p/>
          </draw:line>
          <draw:line draw:style-name="gr2" draw:text-style-name="P2" draw:layer="layout" svg:x1="19.986cm" svg:y1="18.533cm" svg:x2="19.986cm" svg:y2="12.5cm">
            <text:p/>
          </draw:line>
          <draw:line draw:style-name="gr2" draw:text-style-name="P2" draw:layer="layout" svg:x1="17.897cm" svg:y1="12.511cm" svg:x2="19.967cm" svg:y2="12.5cm">
            <text:p/>
          </draw:line>
          <draw:line draw:style-name="gr2" draw:text-style-name="P2" draw:layer="layout" svg:x1="19.205cm" svg:y1="12.496cm" svg:x2="19.205cm" svg:y2="11.267cm">
            <text:p/>
          </draw:line>
          <draw:line draw:style-name="gr2" draw:text-style-name="P2" draw:layer="layout" svg:x1="21.137cm" svg:y1="18.532cm" svg:x2="21.137cm" svg:y2="11.23cm">
            <text:p/>
          </draw:line>
          <draw:line draw:style-name="gr2" draw:text-style-name="P2" draw:layer="layout" svg:x1="19.159cm" svg:y1="11.226cm" svg:x2="21.161cm" svg:y2="11.226cm">
            <text:p/>
          </draw:line>
          <draw:line draw:style-name="gr2" draw:text-style-name="P2" draw:layer="layout" svg:x1="20.268cm" svg:y1="11.23cm" svg:x2="20.268cm" svg:y2="10.001cm">
            <text:p/>
          </draw:line>
          <draw:line draw:style-name="gr2" draw:text-style-name="P2" draw:layer="layout" svg:x1="20.235cm" svg:y1="9.998cm" svg:x2="22.407cm" svg:y2="9.998cm">
            <text:p/>
          </draw:line>
          <draw:line draw:style-name="gr2" draw:text-style-name="P2" draw:layer="layout" svg:x1="22.407cm" svg:y1="18.532cm" svg:x2="22.407cm" svg:y2="9.96cm">
            <text:p/>
          </draw:line>
          <draw:line draw:style-name="gr2" draw:text-style-name="P2" draw:layer="layout" svg:x1="11.598cm" svg:y1="13.719cm" svg:x2="11.598cm" svg:y2="12.552cm">
            <text:p/>
          </draw:line>
          <draw:line draw:style-name="gr2" draw:text-style-name="P2" draw:layer="layout" svg:x1="11.667cm" svg:y1="12.5cm" svg:x2="6.687cm" svg:y2="12.476cm">
            <text:p/>
          </draw:line>
          <draw:line draw:style-name="gr2" draw:text-style-name="P2" draw:layer="layout" svg:x1="8.999cm" svg:y1="12.497cm" svg:x2="8.999cm" svg:y2="11.268cm">
            <text:p/>
          </draw:line>
          <draw:line draw:style-name="gr2" draw:text-style-name="P2" draw:layer="layout" svg:x1="9.072cm" svg:y1="11.23cm" svg:x2="5.505cm" svg:y2="11.233cm">
            <text:p/>
          </draw:line>
          <draw:line draw:style-name="gr2" draw:text-style-name="P2" draw:layer="layout" svg:x1="7.136cm" svg:y1="11.231cm" svg:x2="7.136cm" svg:y2="10.002cm">
            <text:p/>
          </draw:line>
          <draw:line draw:style-name="gr2" draw:text-style-name="P2" draw:layer="layout" svg:x1="7.169cm" svg:y1="9.999cm" svg:x2="4.31cm" svg:y2="9.999cm">
            <text:p/>
          </draw:line>
          <draw:line draw:style-name="gr2" draw:text-style-name="P2" draw:layer="layout" svg:x1="5.537cm" svg:y1="18.532cm" svg:x2="5.537cm" svg:y2="11.23cm">
            <text:p/>
          </draw:line>
          <draw:line draw:style-name="gr2" draw:text-style-name="P2" draw:layer="layout" svg:x1="6.737cm" svg:y1="18.532cm" svg:x2="6.737cm" svg:y2="12.5cm">
            <text:p/>
          </draw:line>
          <draw:line draw:style-name="gr2" draw:text-style-name="P2" draw:layer="layout" svg:x1="4.337cm" svg:y1="18.532cm" svg:x2="4.337cm" svg:y2="9.96cm">
            <text:p/>
          </draw:line>
          <draw:line draw:style-name="gr2" draw:text-style-name="P2" draw:layer="layout" svg:x1="23.508cm" svg:y1="18.532cm" svg:x2="23.508cm" svg:y2="8.69cm">
            <text:p/>
          </draw:line>
          <draw:line draw:style-name="gr2" draw:text-style-name="P2" draw:layer="layout" svg:x1="24.909cm" svg:y1="18.532cm" svg:x2="24.909cm" svg:y2="8.69cm">
            <text:p/>
          </draw:line>
          <draw:line draw:style-name="gr2" draw:text-style-name="P2" draw:layer="layout" svg:x1="23.481cm" svg:y1="8.652cm" svg:x2="24.928cm" svg:y2="8.66cm">
            <text:p/>
          </draw:line>
          <draw:line draw:style-name="gr2" draw:text-style-name="P2" draw:layer="layout" svg:x1="1.809cm" svg:y1="18.532cm" svg:x2="1.809cm" svg:y2="8.69cm">
            <text:p/>
          </draw:line>
          <draw:line draw:style-name="gr2" draw:text-style-name="P2" draw:layer="layout" svg:x1="3.21cm" svg:y1="18.532cm" svg:x2="3.21cm" svg:y2="8.69cm">
            <text:p/>
          </draw:line>
          <draw:line draw:style-name="gr2" draw:text-style-name="P2" draw:layer="layout" svg:x1="1.77cm" svg:y1="8.653cm" svg:x2="3.229cm" svg:y2="8.66cm">
            <text:p/>
          </draw:line>
          <draw:line draw:style-name="gr2" draw:text-style-name="P2" draw:layer="layout" svg:x1="5.8cm" svg:y1="9.96cm" svg:x2="5.8cm" svg:y2="7.468cm">
            <text:p/>
          </draw:line>
          <draw:line draw:style-name="gr2" draw:text-style-name="P2" draw:layer="layout" svg:x1="5.835cm" svg:y1="7.43cm" svg:x2="2.584cm" svg:y2="7.432cm">
            <text:p/>
          </draw:line>
          <draw:line draw:style-name="gr2" draw:text-style-name="P2" draw:layer="layout" svg:x1="3.937cm" svg:y1="7.431cm" svg:x2="3.937cm" svg:y2="6.202cm">
            <text:p/>
          </draw:line>
          <draw:line draw:style-name="gr2" draw:text-style-name="P2" draw:layer="layout" svg:x1="2.638cm" svg:y1="8.631cm" svg:x2="2.638cm" svg:y2="7.402cm">
            <text:p/>
          </draw:line>
          <draw:line draw:style-name="gr2" draw:text-style-name="P2" draw:layer="layout" svg:x1="21.104cm" svg:y1="9.96cm" svg:x2="21.104cm" svg:y2="7.468cm">
            <text:p/>
          </draw:line>
          <draw:line draw:style-name="gr2" draw:text-style-name="P2" draw:layer="layout" svg:x1="21.069cm" svg:y1="7.43cm" svg:x2="24.32cm" svg:y2="7.432cm">
            <text:p/>
          </draw:line>
          <draw:line draw:style-name="gr2" draw:text-style-name="P2" draw:layer="layout" svg:x1="22.967cm" svg:y1="7.431cm" svg:x2="22.967cm" svg:y2="6.202cm">
            <text:p/>
          </draw:line>
          <draw:line draw:style-name="gr2" draw:text-style-name="P2" draw:layer="layout" svg:x1="24.266cm" svg:y1="8.631cm" svg:x2="24.266cm" svg:y2="7.402cm">
            <text:p/>
          </draw:line>
          <draw:line draw:style-name="gr2" draw:text-style-name="P2" draw:layer="layout" svg:x1="23.042cm" svg:y1="6.15cm" svg:x2="3.885cm" svg:y2="6.232cm">
            <text:p/>
          </draw:line>
          <draw:line draw:style-name="gr2" draw:text-style-name="P2" draw:layer="layout" svg:x1="13.517cm" svg:y1="6.15cm" svg:x2="13.517cm" svg:y2="4.245cm">
            <text:p/>
          </draw:line>
          <draw:frame draw:style-name="gr1" draw:text-style-name="P3" draw:layer="layout" svg:width="0.815cm" svg:height="0.878cm" svg:x="25.565cm" svg:y="17.11cm">
            <draw:text-box>
              <text:p><text:span text:style-name="T2">1</text:span></text:p>
            </draw:text-box>
          </draw:frame>
          <draw:frame draw:style-name="gr1" draw:text-style-name="P3" draw:layer="layout" svg:width="0.815cm" svg:height="0.878cm" svg:x="25.566cm" svg:y="15.81cm">
            <draw:text-box>
              <text:p><text:span text:style-name="T2">1</text:span></text:p>
            </draw:text-box>
          </draw:frame>
          <draw:frame draw:style-name="gr1" draw:text-style-name="P3" draw:layer="layout" svg:width="0.815cm" svg:height="0.878cm" svg:x="25.566cm" svg:y="14.51cm">
            <draw:text-box>
              <text:p><text:span text:style-name="T2">1</text:span></text:p>
            </draw:text-box>
          </draw:frame>
          <draw:frame draw:style-name="gr1" draw:text-style-name="P3" draw:layer="layout" svg:width="0.815cm" svg:height="0.878cm" svg:x="25.566cm" svg:y="13.31cm">
            <draw:text-box>
              <text:p><text:span text:style-name="T2">1</text:span></text:p>
            </draw:text-box>
          </draw:frame>
          <draw:frame draw:style-name="gr1" draw:text-style-name="P3" draw:layer="layout" svg:width="0.815cm" svg:height="0.878cm" svg:x="25.566cm" svg:y="12.01cm">
            <draw:text-box>
              <text:p><text:span text:style-name="T2">2</text:span></text:p>
            </draw:text-box>
          </draw:frame>
          <draw:frame draw:style-name="gr1" draw:text-style-name="P3" draw:layer="layout" svg:width="0.815cm" svg:height="0.878cm" svg:x="25.567cm" svg:y="10.71cm">
            <draw:text-box>
              <text:p><text:span text:style-name="T2">2</text:span></text:p>
            </draw:text-box>
          </draw:frame>
          <draw:frame draw:style-name="gr1" draw:text-style-name="P3" draw:layer="layout" svg:width="0.815cm" svg:height="0.878cm" svg:x="25.568cm" svg:y="9.51cm">
            <draw:text-box>
              <text:p><text:span text:style-name="T2">2</text:span></text:p>
            </draw:text-box>
          </draw:frame>
          <draw:frame draw:style-name="gr1" draw:text-style-name="P3" draw:layer="layout" svg:width="0.815cm" svg:height="0.878cm" svg:x="25.569cm" svg:y="8.21cm">
            <draw:text-box>
              <text:p><text:span text:style-name="T2">3</text:span></text:p>
            </draw:text-box>
          </draw:frame>
          <draw:frame draw:style-name="gr1" draw:text-style-name="P3" draw:layer="layout" svg:width="0.815cm" svg:height="0.878cm" svg:x="25.57cm" svg:y="6.91cm">
            <draw:text-box>
              <text:p><text:span text:style-name="T2">3</text:span></text:p>
            </draw:text-box>
          </draw:frame>
          <draw:frame draw:style-name="gr1" draw:text-style-name="P3" draw:layer="layout" svg:width="0.815cm" svg:height="0.878cm" svg:x="25.571cm" svg:y="5.71cm">
            <draw:text-box>
              <text:p><text:span text:style-name="T2">5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583cm" fo:margin-right="0.608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5:31:34.388607352</meta:creation-date>
    <dc:date>2022-12-01T16:52:50.292005477</dc:date>
    <meta:editing-duration>PT1H21M10S</meta:editing-duration>
    <meta:editing-cycles>15</meta:editing-cycles>
    <meta:generator>LibreOffice/7.4.2.3$Linux_X86_64 LibreOffice_project/40$Build-3</meta:generator>
    <meta:document-statistic meta:object-count="91"/>
  </office:meta>
</office:document-meta>
</file>